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f40" officeooo:paragraph-rsid="000d9f40"/>
    </style:style>
    <style:style style:name="P2" style:family="paragraph" style:parent-style-name="Standard">
      <style:text-properties officeooo:rsid="000d9f40" officeooo:paragraph-rsid="0010f029"/>
    </style:style>
    <style:style style:name="P3" style:family="paragraph" style:parent-style-name="Standard">
      <style:text-properties officeooo:rsid="000d9f40" officeooo:paragraph-rsid="00119bc3"/>
    </style:style>
    <style:style style:name="P4" style:family="paragraph" style:parent-style-name="Standard">
      <style:text-properties fo:font-style="italic" fo:font-weight="bold" officeooo:rsid="000d9f40" officeooo:paragraph-rsid="0010f029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0d9f40" officeooo:paragraph-rsid="000d9f40" style:font-style-asian="italic" style:font-weight-asian="bold" style:font-style-complex="italic" style:font-weight-complex="bold"/>
    </style:style>
    <style:style style:name="T1" style:family="text">
      <style:text-properties officeooo:rsid="00100bf8"/>
    </style:style>
    <style:style style:name="T2" style:family="text">
      <style:text-properties officeooo:rsid="0010f029"/>
    </style:style>
    <style:style style:name="T3" style:family="text">
      <style:text-properties fo:font-style="italic" officeooo:rsid="0010f029" style:font-style-asian="italic" style:font-style-complex="italic"/>
    </style:style>
    <style:style style:name="T4" style:family="text">
      <style:text-properties fo:font-style="italic" fo:font-weight="bold" officeooo:rsid="0010f029" style:font-style-asian="italic" style:font-weight-asian="bold" style:font-style-complex="italic" style:font-weight-complex="bold"/>
    </style:style>
    <style:style style:name="T5" style:family="text">
      <style:text-properties officeooo:rsid="00119bc3"/>
    </style:style>
    <style:style style:name="T6" style:family="text">
      <style:text-properties officeooo:rsid="00128b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Caprese/Sausage Salad</text:span></text:p>
      <text:p text:style-name="P2"><text:line-break/><text:span text:style-name="T2">6</text:span> ounces hot Italian sausage <text:span text:style-name="T2">(links)</text:span><text:line-break/><text:span text:style-name="T2">6</text:span> ounces sweet Italian sausage <text:span text:style-name="T2">(links)</text:span></text:p>
      <text:p text:style-name="P2">Canola oil<text:line-break/>Kosher salt and freshly ground black pepper</text:p>
      <text:p text:style-name="P2"/>
      <text:p text:style-name="P2"/>
      <text:p text:style-name="P2"><text:span text:style-name="T4">Caprese Ingredients</text:span><text:line-break/>1 pint yellow and red cherry tomatoes, quartered<text:line-break/>1 pint bocconcini, or 1 pound fresh mozzarella cut into 1/2-inch dice<text:line-break/>1/4 cup chopped fresh basil<text:line-break/>2 tablespoons chopped fresh parsley<text:line-break/>1 tablespoon capers, drained<text:line-break/>1 small red onion, halved and thinly sliced<text:line-break/>1/4 cup extra-virgin olive oil<text:line-break/>1/4 cup red wine vinegar<text:line-break/></text:p>
      <text:p text:style-name="P2"/>
      <text:p text:style-name="P2"/>
      <text:p text:style-name="P2"><text:span text:style-name="T2">1/</text:span><text:line-break/>Toss the tomatoes with the bocconcini <text:span text:style-name="T6">(or diced mozzarella)</text:span>, basil, parsley, capers, onions, olive oil and red wine vinegar. Season with salt and pepper and toss to combine.<text:line-break/></text:p>
      <text:p text:style-name="P2"/>
      <text:p text:style-name="P2"/>
      <text:p text:style-name="P2"><text:span text:style-name="T2">2/</text:span><text:line-break/><text:span text:style-name="T5">Oil the sausages and season with salt and pepper. </text:span>Cook the sausages in a skillet. Slice and add them to the relish and serve.</text:p>
      <text:p text:style-name="P2"/>
      <text:p text:style-name="P4"><text:tab/>OR</text:p>
      <text:p text:style-name="P2"/>
      <text:p text:style-name="P3"><text:span text:style-name="T5">Oil the sausages and season with salt and pepper. </text:span>Grill the sausages, slice and add to the relish. Serve.</text:p>
      <text:p text:style-name="P2"/>
      <text:p text:style-name="P4"><text:tab/>OR</text:p>
      <text:p text:style-name="P2"/>
      <text:p text:style-name="P3">Slice the sausages, <text:span text:style-name="T5">oil them, and season with salt and pepper. C</text:span>ook in a skillet, drain <text:span text:style-name="T1">on paper towels</text:span>. Add to relish and serve.<text:line-break/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02:01:12.765155944</meta:creation-date>
    <meta:generator>LibreOffice/4.4.6.3$Linux_X86_64 LibreOffice_project/40m0$Build-3</meta:generator>
    <dc:date>2016-03-24T04:14:05.684161499</dc:date>
    <meta:editing-duration>PT13M56S</meta:editing-duration>
    <meta:editing-cycles>7</meta:editing-cycles>
    <meta:document-statistic meta:table-count="0" meta:image-count="0" meta:object-count="0" meta:page-count="1" meta:paragraph-count="11" meta:word-count="176" meta:character-count="1030" meta:non-whitespace-character-count="857"/>
  </office:meta>
</office:document-meta>
</file>